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0cm" fo:text-align="center" fo:text-indent="-1.27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26pt"/>
    </style:style>
    <style:style style:name="P9" style:family="paragraph">
      <style:paragraph-properties fo:margin-left="0cm" fo:margin-right="0cm" fo:text-indent="0cm"/>
      <style:text-properties fo:font-size="26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4pt" fo:text-shadow="none" fo:font-weight="bold" style:font-size-asian="34pt" style:font-weight-asian="bold" style:font-size-complex="34pt" style:font-weight-complex="bold"/>
    </style:style>
    <style:style style:name="T6" style:family="text">
      <style:text-properties fo:color="#ffffff" style:font-name="Segoe UI" fo:font-size="26pt" fo:text-shadow="1pt 1pt" style:font-size-asian="26pt" style:font-size-complex="2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73</text:span></text:p>
            <text:p text:style-name="P1"><text:span text:style-name="T2">“</text:span><text:span text:style-name="T2">Jerusalem, My Happy Ho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7.011cm" svg:x="1.524cm" svg:y="0.863cm">
          <draw:text-box>
            <text:p text:style-name="P4"><text:span text:style-name="T3">1. </text:span><text:span text:style-name="T4">Jerusalem, my happy home,</text:span><text:span text:style-name="T4"><text:line-break/></text:span><text:span text:style-name="T4">When shall I come to thee?</text:span><text:span text:style-name="T4"><text:line-break/></text:span><text:span text:style-name="T4">When shall my sorrows have an end?</text:span><text:span text:style-name="T4"><text:line-break/></text:span><text:span text:style-name="T4">Thy joys when shall I se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8cm" svg:height="7.011cm" svg:x="1.778cm" svg:y="0.858cm">
          <draw:text-box>
            <text:p text:style-name="P4"><text:span text:style-name="T3">2. </text:span><text:span text:style-name="T4">O happy harbor of the saints,</text:span><text:span text:style-name="T4"><text:line-break/></text:span><text:span text:style-name="T4">O sweet and pleasant soil!</text:span><text:span text:style-name="T4"><text:line-break/></text:span><text:span text:style-name="T4">In thee no sorrow may be found,</text:span><text:span text:style-name="T4"><text:line-break/></text:span><text:span text:style-name="T4">No grief, no care, no to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5.4cm" svg:height="6.913cm" svg:x="1.27cm" svg:y="0.976cm">
          <draw:text-box>
            <text:p text:style-name="P4"><text:span text:style-name="T3">3. </text:span><text:span text:style-name="T4">Thy gardens and thy gallant walks</text:span><text:span text:style-name="T4"><text:line-break/></text:span><text:span text:style-name="T4">Continually are green;</text:span><text:span text:style-name="T4"><text:line-break/></text:span><text:span text:style-name="T5">There grow such sweet and pleasant flow’rs</text:span><text:span text:style-name="T4"><text:line-break/></text:span><text:span text:style-name="T4">As nowhere else are se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892cm" svg:height="7.011cm" svg:x="1.547cm" svg:y="0.925cm">
          <draw:text-box>
            <text:p text:style-name="P4"><text:span text:style-name="T3">4. </text:span><text:span text:style-name="T4">There trees forevermore bear fruit</text:span><text:span text:style-name="T4"><text:line-break/></text:span><text:span text:style-name="T4">And evermore do spring;</text:span><text:span text:style-name="T4"><text:line-break/></text:span><text:span text:style-name="T4">There evermore the angels dwell</text:span></text:p>
            <text:p text:style-name="P4"><text:span text:style-name="T4">And evermore do s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638cm" svg:height="7.011cm" svg:x="1.778cm" svg:y="0.762cm">
          <draw:text-box>
            <text:p text:style-name="P4"><text:span text:style-name="T3">5. </text:span><text:span text:style-name="T4">Apostles, martyrs, prophets, there</text:span></text:p>
            <text:p text:style-name="P7"><text:span text:style-name="T4">Around my Savior stand;</text:span></text:p>
            <text:p text:style-name="P7"><text:span text:style-name="T4">And soon my friends in Christ below</text:span></text:p>
            <text:p text:style-name="P7"><text:span text:style-name="T4">Will join the glorious b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10" draw:layer="layout" svg:width="24.638cm" svg:height="11.141cm" svg:x="1.778cm" svg:y="1.004cm">
          <draw:text-box>
            <text:p text:style-name="P8"><text:span text:style-name="T3">6. </text:span><text:span text:style-name="T4">O Christ, do Thou my soul prepare</text:span><text:span text:style-name="T4"><text:line-break/></text:span><text:span text:style-name="T4">For that bright home of love</text:span><text:span text:style-name="T4"><text:line-break/></text:span><text:span text:style-name="T4">That I may see Thee and adore</text:span><text:span text:style-name="T4"><text:line-break/></text:span><text:span text:style-name="T4">With all Thy saints above.</text:span></text:p>
            <text:p text:style-name="P9"><text:span text:style-name="T4"/></text:p>
            <text:p text:style-name="P9"><text:span text:style-name="T6"/></text:p>
            <text:p text:style-name="P9"><text:span text:style-name="T6"><text:s text:c="2"/></text:span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0:07:07.667000000</meta:creation-date>
    <dc:date>2017-11-02T20:45:32.603000000</dc:date>
    <meta:editing-duration>PT26M38S</meta:editing-duration>
    <meta:editing-cycles>7</meta:editing-cycles>
    <meta:generator>LibreOffice/5.4.2.2$Windows_X86_64 LibreOffice_project/22b09f6418e8c2d508a9eaf86b2399209b0990f4</meta:generator>
    <meta:document-statistic meta:object-count="42"/>
  </office:meta>
</office:document-meta>
</file>